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55cm" svg:x="1.4cm" svg:y="0.558cm" presentation:class="title" presentation:user-transformed="true">
          <draw:text-box>
            <text:p>Principles in Refactoring <text:span text:style-name="T1">(chapter 2)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2">Refactoring is</text:span></text:p>
            <text:p text:style-name="P1"><text:span text:style-name="T3"><text:tab/></text:span></text:p>
            <text:p text:style-name="P1"><text:span text:style-name="T3"><text:tab/></text:span><text:span text:style-name="T2">changing</text:span></text:p>
            <text:p text:style-name="P1"><text:span text:style-name="T4"><text:tab/></text:span><text:span text:style-name="T4"><text:tab/></text:span><text:span text:style-name="T3">the internal structure of software</text:span></text:p>
            <text:p text:style-name="P1"><text:span text:style-name="T3"><text:tab/></text:span><text:span text:style-name="T3"><text:tab/></text:span></text:p>
            <text:p text:style-name="P1"><text:span text:style-name="T3"><text:tab/></text:span><text:span text:style-name="T2">keeping</text:span></text:p>
            <text:p text:style-name="P1"><text:span text:style-name="T4"><text:tab/></text:span><text:span text:style-name="T4"><text:tab/></text:span><text:span text:style-name="T3">the same observable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goal is to make the software easier to understand (clean up code, reduce complexity) without noticeable behavior changes.<text:line-break/></text:p>
              </text:list-item>
              <text:list-item>
                <text:p>Performance optimization, instead, is not a goal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riting Tests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Do not add any new tests, only restructure the code</text:span></text:p>
              </text:list-item>
              <text:list-item>
                <text:p><text:span text:style-name="T2">Only change existing tests to reflect occurred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Two Ha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new functions first</text:p>
              </text:list-item>
              <text:list-item>
                <text:p>Then refactor them considering the previous existing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Regular refactoring help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Improving the design of software</text:span></text:p>
              </text:list-item>
              <text:list-item>
                <text:p><text:span text:style-name="T4">Tiding up the code, removing duplications</text:span></text:p>
              </text:list-item>
              <text:list-item>
                <text:p><text:span text:style-name="T4">Finding bugs</text:span></text:p>
              </text:list-item>
              <text:list-item>
                <text:p><text:span text:style-name="T4">Writing robust code</text:span></text:p>
              </text:list-item>
              <text:list-item>
                <text:p><text:span text:style-name="T4">Programming f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When to refact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fter writing duplicated code</text:p>
              </text:list-item>
              <text:list-item>
                <text:p>After adding new functions</text:p>
              </text:list-item>
              <text:list-item>
                <text:p>On fixing bugs</text:p>
              </text:list-item>
              <text:list-item>
                <text:p>On code review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anagem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n-technical managers are not concerned by refactoring, thus hard to accept and schedule them.</text:p>
              </text:list-item>
              <text:list-item>
                <text:p>In any case during the development process, refactoring has to be perform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dire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reaking big objects and big methods in smaller parts, reducing the complexity:</text:p>
                <text:list>
                  <text:list-item>
                    <text:p>Sharing logic (i.e. helper method, superclass)</text:p>
                  </text:list-item>
                  <text:list-item>
                    <text:p>Explain intention (i.e. method name)</text:p>
                  </text:list-item>
                  <text:list-item>
                    <text:p>Isolate change</text:p>
                  </text:list-item>
                  <text:list-item>
                    <text:p>Encode conditional logic</text:p>
                  </text:list-item>
                </text:list>
              </text:list-item>
              <text:list-item>
                <text:p>But it introduces the need of manage more objects and functions</text:p>
                <text:list>
                  <text:list-item>
                    <text:p>Ensure then to avoid parasitic indi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roblems with Refactor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bases coupling</text:p>
              </text:list-item>
              <text:list-item>
                <text:p>Changing (published) interface</text:p>
              </text:list-item>
              <text:list-item>
                <text:p>Introducing exception throws</text:p>
              </text:list-item>
              <text:list-item>
                <text:p>Code is too messy and buggy (candidate to rewrite)</text:p>
              </text:list-item>
              <text:list-item>
                <text:p>Unfinished refactoring at the dead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esig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o not try to have the perfect design on the first run</text:p>
              </text:list-item>
              <text:list-item>
                <text:p>Re-design over refactoring, better understand the problem to solve</text:p>
              </text:list-item>
              <text:list-item>
                <text:p>Flexibility never needed leads to overheads</text:p>
              </text:list-item>
              <text:list-item>
                <text:p>Simple solution first, then refactor for needed flex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08:49:28.224397075</meta:creation-date>
    <dc:date>2016-09-22T11:10:45.569117407</dc:date>
    <meta:editing-duration>PT3H55M50S</meta:editing-duration>
    <meta:editing-cycles>45</meta:editing-cycles>
    <meta:generator>LibreOffice/4.2.8.2$Linux_X86_64 LibreOffice_project/420m0$Build-2</meta:generator>
    <meta:document-statistic meta:object-count="73"/>
  </office:meta>
</office:document-meta>
</file>